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475b" officeooo:paragraph-rsid="0010475b"/>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6pt" fo:font-weight="bold" officeooo:rsid="0010475b" officeooo:paragraph-rsid="0010475b" style:font-size-asian="16pt" style:font-weight-asian="bold" style:font-size-complex="16pt" style:font-weight-complex="bold"/>
    </style:style>
    <style:style style:name="P4" style:family="paragraph" style:parent-style-name="Standard">
      <loext:graphic-properties draw:fill="none"/>
      <style:paragraph-properties fo:margin-left="0.4366in" fo:margin-right="0in" fo:text-indent="-0.25in" style:auto-text-indent="false" fo:background-color="transparent"/>
    </style:style>
    <style:style style:name="P5" style:family="paragraph" style:parent-style-name="Standard">
      <loext:graphic-properties draw:fill="none"/>
      <style:paragraph-properties fo:margin-left="0.4366in" fo:margin-right="0in" fo:text-indent="-0.25in" style:auto-text-indent="false" fo:background-color="transparent"/>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4">
      <loext:graphic-properties draw:fill="none"/>
      <style:paragraph-properties fo:background-color="transparent"/>
    </style:style>
    <style:style style:name="P8" style:family="paragraph" style:parent-style-name="Standard" style:list-style-name="L5">
      <loext:graphic-properties draw:fill="none"/>
      <style:paragraph-properties fo:background-color="transparent"/>
    </style:style>
    <style:style style:name="P9" style:family="paragraph" style:parent-style-name="Standard" style:list-style-name="L6">
      <loext:graphic-properties draw:fill="none"/>
      <style:paragraph-properties fo:background-color="transparent"/>
    </style:style>
    <style:style style:name="P10" style:family="paragraph" style:parent-style-name="Standard" style:list-style-name="L7">
      <loext:graphic-properties draw:fill="none"/>
      <style:paragraph-properties fo:background-color="transparent"/>
    </style:style>
    <style:style style:name="P11" style:family="paragraph" style:parent-style-name="Standard">
      <style:text-properties fo:font-weight="bold" style:font-weight-asian="bold" style:font-weight-complex="bold"/>
    </style:style>
    <style:style style:name="P12" style:family="paragraph" style:parent-style-name="Standard" style:list-style-name="L2" style:master-page-name="">
      <loext:graphic-properties draw:fill="none"/>
      <style:paragraph-properties fo:margin-left="0.6252in" fo:margin-right="0in" fo:text-indent="-0.4366in" style:auto-text-indent="false" style:page-number="auto" fo:background-color="transparent">
        <style:tab-stops>
          <style:tab-stop style:position="6.8126in"/>
        </style:tab-stops>
      </style:paragraph-properties>
    </style:style>
    <style:style style:name="P13" style:family="paragraph" style:parent-style-name="Standard" style:list-style-name="L3" style:master-page-name="">
      <loext:graphic-properties draw:fill="none"/>
      <style:paragraph-properties fo:margin-left="0.4366in" fo:margin-right="0in" fo:text-indent="-0.25in" style:auto-text-indent="false" style:page-number="auto" fo:background-color="transparent"/>
    </style:style>
    <style:style style:name="P14" style:family="paragraph" style:parent-style-name="Standard" style:list-style-name="L3">
      <loext:graphic-properties draw:fill="none"/>
      <style:paragraph-properties fo:margin-left="0.4366in" fo:margin-right="0in" fo:text-indent="-0.25in" style:auto-text-indent="false" fo:background-color="transparent"/>
    </style:style>
    <style:style style:name="P15"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6" style:family="paragraph" style:parent-style-name="Text_20_body" style:list-style-name="L8">
      <loext:graphic-properties draw:fill="none" draw:fill-color="#ffffff"/>
      <style:paragraph-properties fo:margin-left="0.25in" fo:margin-right="0in" fo:margin-top="0in" fo:margin-bottom="0in" loext:contextual-spacing="false" fo:line-height="138%" fo:text-align="justify"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7" style:family="paragraph" style:parent-style-name="Text_20_body" style:list-style-name="L10">
      <loext:graphic-properties draw:fill="none" draw:fill-color="#ffffff"/>
      <style:paragraph-properties fo:margin-left="0.25in" fo:margin-right="0in" fo:margin-top="0in" fo:margin-bottom="0in" loext:contextual-spacing="false" fo:line-height="120%" fo:text-align="justify"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8" style:family="paragraph" style:parent-style-name="Text_20_body" style:list-style-name="L12">
      <loext:graphic-properties draw:fill="none" draw:fill-color="#ffffff"/>
      <style:paragraph-properties fo:margin-left="0.25in" fo:margin-right="0in" fo:margin-top="0in" fo:margin-bottom="0in" loext:contextual-spacing="false" fo:line-height="120%" fo:text-align="justify"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9" style:family="paragraph" style:parent-style-name="Text_20_body" style:list-style-name="L14">
      <loext:graphic-properties draw:fill="none" draw:fill-color="#ffffff"/>
      <style:paragraph-properties fo:margin-left="0.25in" fo:margin-right="0in" fo:margin-top="0in" fo:margin-bottom="0in" loext:contextual-spacing="false" fo:line-height="120%" fo:text-align="justify"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0" style:family="paragraph" style:parent-style-name="Text_20_body" style:list-style-name="L16">
      <loext:graphic-properties draw:fill="none" draw:fill-color="#ffffff"/>
      <style:paragraph-properties fo:margin-left="0.25in" fo:margin-right="0in" fo:margin-top="0in" fo:margin-bottom="0in" loext:contextual-spacing="false" fo:line-height="120%" fo:text-align="justify"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1" style:family="paragraph" style:parent-style-name="Text_20_body" style:list-style-name="L18">
      <loext:graphic-properties draw:fill="none" draw:fill-color="#ffffff"/>
      <style:paragraph-properties fo:margin-left="0.25in" fo:margin-right="0in" fo:margin-top="0in" fo:margin-bottom="0in" loext:contextual-spacing="false" fo:line-height="120%" fo:text-align="justify"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 style:family="paragraph" style:parent-style-name="Text_20_body" style:list-style-name="L9">
      <loext:graphic-properties draw:fill="none" draw:fill-color="#ffffff"/>
      <style:paragraph-properties fo:margin-left="0.75in" fo:margin-right="0in" fo:margin-top="0in" fo:margin-bottom="0in" loext:contextual-spacing="false" fo:line-height="138%" fo:text-align="justify"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3" style:family="paragraph" style:parent-style-name="Text_20_body" style:list-style-name="L11">
      <loext:graphic-properties draw:fill="none" draw:fill-color="#ffffff"/>
      <style:paragraph-properties fo:margin-left="0.7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4" style:family="paragraph" style:parent-style-name="Text_20_body" style:list-style-name="L13">
      <loext:graphic-properties draw:fill="none" draw:fill-color="#ffffff"/>
      <style:paragraph-properties fo:margin-left="0.7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5" style:family="paragraph" style:parent-style-name="Text_20_body" style:list-style-name="L15">
      <loext:graphic-properties draw:fill="none" draw:fill-color="#ffffff"/>
      <style:paragraph-properties fo:margin-left="0.7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6" style:family="paragraph" style:parent-style-name="Text_20_body" style:list-style-name="L17">
      <loext:graphic-properties draw:fill="none" draw:fill-color="#ffffff"/>
      <style:paragraph-properties fo:margin-left="0.7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7" style:family="paragraph" style:parent-style-name="Text_20_body" style:list-style-name="L19">
      <loext:graphic-properties draw:fill="none" draw:fill-color="#ffffff"/>
      <style:paragraph-properties fo:margin-left="0.7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8" style:family="paragraph" style:parent-style-name="Text_20_body" style:list-style-name="L9">
      <loext:graphic-properties draw:fill="none" draw:fill-color="#ffffff"/>
      <style:paragraph-properties fo:margin-left="0.75in" fo:margin-right="0in" fo:margin-top="0in" fo:margin-bottom="0in" loext:contextual-spacing="false" fo:line-height="138%" fo:text-align="justify"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9" style:family="paragraph" style:parent-style-name="Text_20_body" style:list-style-name="L11">
      <loext:graphic-properties draw:fill="none" draw:fill-color="#ffffff"/>
      <style:paragraph-properties fo:margin-left="0.7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0" style:family="paragraph" style:parent-style-name="Text_20_body" style:list-style-name="L13">
      <loext:graphic-properties draw:fill="none" draw:fill-color="#ffffff"/>
      <style:paragraph-properties fo:margin-left="0.7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1" style:family="paragraph" style:parent-style-name="Text_20_body" style:list-style-name="L17">
      <loext:graphic-properties draw:fill="none" draw:fill-color="#ffffff"/>
      <style:paragraph-properties fo:margin-left="0.7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2" style:family="paragraph" style:parent-style-name="Text_20_body" style:list-style-name="L19">
      <loext:graphic-properties draw:fill="none" draw:fill-color="#ffffff"/>
      <style:paragraph-properties fo:margin-left="0.7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3" style:family="paragraph" style:parent-style-name="Text_20_body" style:list-style-name="L19">
      <loext:graphic-properties draw:fill="none" draw:fill-color="#ffffff"/>
      <style:paragraph-properties fo:margin-left="0.75in" fo:margin-right="0in" fo:margin-top="0in" fo:margin-bottom="0.1665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T1" style:family="text">
      <style:text-properties officeooo:rsid="00116ff6"/>
    </style:style>
    <style:style style:name="T2" style:family="text">
      <style:text-properties fo:font-weight="normal" officeooo:rsid="00116ff6" style:font-weight-asian="normal" style:font-weight-complex="normal"/>
    </style:style>
    <style:style style:name="T3" style:family="text">
      <style:text-properties fo:background-color="transparent" loext:char-shading-value="0"/>
    </style:style>
    <style:style style:name="T4" style:family="text">
      <style:text-properties fo:font-style="italic" fo:background-color="transparent" loext:char-shading-value="0"/>
    </style:style>
    <style:style style:name="T5" style:family="text">
      <style:text-properties officeooo:rsid="00116ff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535in" fo:text-indent="-0.25in" fo:margin-left="0.85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35in" fo:text-indent="-0.25in" fo:margin-left="1.10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35in" fo:text-indent="-0.25in" fo:margin-left="1.35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35in" fo:text-indent="-0.25in" fo:margin-left="1.60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35in" fo:text-indent="-0.25in" fo:margin-left="1.85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35in" fo:text-indent="-0.25in" fo:margin-left="2.10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35in" fo:text-indent="-0.25in" fo:margin-left="2.35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35in" fo:text-indent="-0.25in" fo:margin-left="2.60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35in" fo:text-indent="-0.25in" fo:margin-left="2.85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35in" fo:text-indent="-0.25in" fo:margin-left="3.10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535in" fo:text-indent="-0.25in" fo:margin-left="0.85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35in" fo:text-indent="-0.25in" fo:margin-left="1.10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35in" fo:text-indent="-0.25in" fo:margin-left="1.35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35in" fo:text-indent="-0.25in" fo:margin-left="1.60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35in" fo:text-indent="-0.25in" fo:margin-left="1.85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35in" fo:text-indent="-0.25in" fo:margin-left="2.10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35in" fo:text-indent="-0.25in" fo:margin-left="2.35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35in" fo:text-indent="-0.25in" fo:margin-left="2.60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35in" fo:text-indent="-0.25in" fo:margin-left="2.85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35in" fo:text-indent="-0.25in" fo:margin-left="3.10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535in" fo:text-indent="-0.25in" fo:margin-left="0.85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35in" fo:text-indent="-0.25in" fo:margin-left="1.10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35in" fo:text-indent="-0.25in" fo:margin-left="1.35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35in" fo:text-indent="-0.25in" fo:margin-left="1.60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35in" fo:text-indent="-0.25in" fo:margin-left="1.85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35in" fo:text-indent="-0.25in" fo:margin-left="2.10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35in" fo:text-indent="-0.25in" fo:margin-left="2.35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35in" fo:text-indent="-0.25in" fo:margin-left="2.60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35in" fo:text-indent="-0.25in" fo:margin-left="2.85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35in" fo:text-indent="-0.25in" fo:margin-left="3.10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535in" fo:text-indent="-0.25in" fo:margin-left="0.85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35in" fo:text-indent="-0.25in" fo:margin-left="1.10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35in" fo:text-indent="-0.25in" fo:margin-left="1.35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35in" fo:text-indent="-0.25in" fo:margin-left="1.60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35in" fo:text-indent="-0.25in" fo:margin-left="1.85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35in" fo:text-indent="-0.25in" fo:margin-left="2.10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35in" fo:text-indent="-0.25in" fo:margin-left="2.35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35in" fo:text-indent="-0.25in" fo:margin-left="2.60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35in" fo:text-indent="-0.25in" fo:margin-left="2.85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35in" fo:text-indent="-0.25in" fo:margin-left="3.1035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DB SCHEMA</text:p>
      <text:p text:style-name="P3"/>
      <text:p text:style-name="Standard">DbSchema adalah database berorientasi diagram, perangkat lunak Windows PC yang kompatibel dengan semua database relasional dan banyak database No-SQL, seperti MySql, Cassandra, PostgreSQL, visualisasi skema MongoDB, Redshift, SqlServer, Azure, Oracle, Teradata dan banyak lagi.</text:p>
      <text:p text:style-name="Standard"/>
      <text:p text:style-name="Standard">Menggunakan Skema Db Anda dapat mendesain skema dengan atau tanpa database, menyimpan desain sebagai file proyek, menerapkan skema di beberapa database, dan berbagi desain dalam tim. Alat bawaan memungkinkan untuk menjelajahi data database secara visual, membangun dan menjalankan kueri, menghasilkan data acak, membuat aplikasi formulir atau laporan, dan banyak lagi. Itu dapat dievaluasi 15 hari secara gratis, tidak perlu registrasi. Dapat bekerja di semua sistem operasi.</text:p>
      <text:p text:style-name="Standard"/>
      <text:p text:style-name="Standard">Skema Db dibangun untuk skema besar dan database yang kompleks. Bangun hubungan yang bermakna antara tabel dan dokumentasikan skema. Temukan tata letak DbSchema, kunci asing virtual, Penelusuran Data Relasional, dokumentasi PDF interaktif, dan banyak fitur lainnya.</text:p>
      <text:p text:style-name="Standard"/>
      <text:p text:style-name="P2">Fitur dan Sorotan</text:p>
      <text:p text:style-name="P2"/>
      <text:p text:style-name="P15"><text:bookmark text:name="docs-internal-guid-2e26f765-7fff-2104-d281-535fcefa2d54"/><text:span text:style-name="T5">Berikut adalah kemampuan yang dapat dilakukan DbSchema:</text:span></text:p>
      <text:list xml:id="list1458376095" text:style-name="L8">
        <text:list-item>
          <text:p text:style-name="P16">Impor skema database</text:p>
        </text:list-item>
      </text:list>
      <text:list xml:id="list1587776605" text:style-name="L9">
        <text:list-item>
          <text:p text:style-name="P22">Memuat driver JDBC</text:p>
        </text:list-item>
        <text:list-item>
          <text:p text:style-name="P22">Menghubungkan ke database yang kompatibel dengan JDBC. Beberapa DBMS telah diuji, tetapi lebih banyak akan ditambahkan kemudian.</text:p>
        </text:list-item>
        <text:list-item>
          <text:p text:style-name="P28"><text:span text:style-name="T3">Saat ini DBMS yang diuji meliputi: Oracle, MySQL, PostgreSQL, DB2 untuk     Windows/Linux, Cache, DaffodilDB, FrontBase, HSQLDB, Informix,     JavaDB/Derby, Microsoft SQL Server, Mimer, Pervasive, PointBase, Sybase SQL Anywhere, Sybase ASE.</text:span></text:p>
        </text:list-item>
        <text:list-item>
          <text:p text:style-name="P22">Impor skema meliputi: tabel, tampilan, kunci asing, prosedur, pemicu, urutan, dan komentar.</text:p>
        </text:list-item>
      </text:list>
      <text:list xml:id="list2843556260" text:style-name="L10">
        <text:list-item>
          <text:p text:style-name="P17">Edit skema basis data</text:p>
        </text:list-item>
      </text:list>
      <text:list xml:id="list2444362290" text:style-name="L11">
        <text:list-item>
          <text:p text:style-name="P23">Menggunakan tingkat abstraksi antara representasi skema database internal dan database tertentu.</text:p>
        </text:list-item>
        <text:list-item>
          <text:p text:style-name="P23">Edit tabel, kolom, indeks, kunci asing, prosedur, pemicu, urutan, dan komentar.</text:p>
        </text:list-item>
        <text:list-item>
          <text:p text:style-name="P23">Edit skema secara grafis menggunakan tata letak, termasuk: tabel, tampilan, kunci asing, dll.</text:p>
        </text:list-item>
        <text:list-item>
          <text:p text:style-name="P23">Membuat dan menggunakan beberapa tata letak di dalam proyek.</text:p>
        </text:list-item>
        <text:list-item>
          <text:p text:style-name="P23">Seret, geser, dan perbesar tata letak menggunakan gerakan mouse sederhana.</text:p>
        </text:list-item>
        <text:list-item>
          <text:p text:style-name="P29"><text:span text:style-name="T3">Mendukung </text:span><text:span text:style-name="T4">drag &amp; drop</text:span><text:span text:style-name="T3">.</text:span></text:p>
        </text:list-item>
        <text:list-item>
          <text:p text:style-name="P23">Menghasilkan pernyataan SQL langsung dari layout grafis skema.</text:p>
        </text:list-item>
        <text:list-item>
          <text:p text:style-name="P23">Menghasilkan skrip skema ke database tertentu.</text:p>
        </text:list-item>
        <text:list-item>
          <text:p text:style-name="P23">Mengubah tipe data skema dari satu database ke database lainnya.</text:p>
        </text:list-item>
        <text:list-item>
          <text:p text:style-name="P23"><text:soft-page-break/>Mengedit dukungan offline skema.</text:p>
        </text:list-item>
      </text:list>
      <text:list xml:id="list2938542575" text:style-name="L12">
        <text:list-item>
          <text:p text:style-name="P18">Jelajahi data basis data</text:p>
        </text:list-item>
      </text:list>
      <text:list xml:id="list1804712829" text:style-name="L13">
        <text:list-item>
          <text:p text:style-name="P24">Menelusuri data dari beberapa tabel secara bersamaan.</text:p>
        </text:list-item>
        <text:list-item>
          <text:p text:style-name="P24">Menyetel filter di atas data jelajah.</text:p>
        </text:list-item>
        <text:list-item>
          <text:p text:style-name="P24">Pesan jelajahi data pada satu atau beberapa kolom.</text:p>
        </text:list-item>
        <text:list-item>
          <text:p text:style-name="P24">Kedalaman penelusuran tidak terbatas.</text:p>
        </text:list-item>
        <text:list-item>
          <text:p text:style-name="P24">Tampilan rekaman tunggal atau ganda.</text:p>
        </text:list-item>
        <text:list-item>
          <text:p text:style-name="P24">Menyisipkan, memperbarui, dan menghapus catatan.</text:p>
        </text:list-item>
        <text:list-item>
          <text:p text:style-name="P30"><text:span text:style-name="T3">Menyimpan sesi jelajah dalam file proyek, yang nantinya dapat     dijelajahi lagi.</text:span></text:p>
        </text:list-item>
      </text:list>
      <text:list xml:id="list683668776" text:style-name="L14">
        <text:list-item>
          <text:p text:style-name="P19">Edit dan jalankan SQL</text:p>
        </text:list-item>
      </text:list>
      <text:list xml:id="list1966410908" text:style-name="L15">
        <text:list-item>
          <text:p text:style-name="P25">Mengedit pernyataan SQL.</text:p>
        </text:list-item>
        <text:list-item>
          <text:p text:style-name="P25">Sorotan sintaks yang mencakup kata kunci basis data, fungsi, tabel, dan nama tampilan.</text:p>
        </text:list-item>
        <text:list-item>
          <text:p text:style-name="P25">Pelengkapan otomatis nama tabel, tampilan, dan kolom.</text:p>
        </text:list-item>
        <text:list-item>
          <text:p text:style-name="P25">Jalankan pernyataan SQL secara individual atau sebagai skrip.</text:p>
        </text:list-item>
        <text:list-item>
          <text:p text:style-name="P25">Simpan beberapa panel hasil SQL, dan segarkan hasil kueri.</text:p>
        </text:list-item>
        <text:list-item>
          <text:p text:style-name="P25">Jelaskan rencana eksekusi SQL.</text:p>
        </text:list-item>
        <text:list-item>
          <text:p text:style-name="P25">Menyimpan sesi kerja skrip SQL dalam file proyek, yang nantinya dapat dilanjutkan.</text:p>
        </text:list-item>
      </text:list>
      <text:list xml:id="list2111307377" text:style-name="L16">
        <text:list-item>
          <text:p text:style-name="P20">Sinkronisasi Skema</text:p>
        </text:list-item>
      </text:list>
      <text:list xml:id="list681843151" text:style-name="L17">
        <text:list-item>
          <text:p text:style-name="P26">Sinkronkan skema proyek dengan proyek atau database lain.</text:p>
        </text:list-item>
        <text:list-item>
          <text:p text:style-name="P26">Membuat daftar perbedaan skema.</text:p>
        </text:list-item>
        <text:list-item>
          <text:p text:style-name="P26">Memilih perbedaan mana yang akan disimpan, baik pada skema lokal atau jarak jauh.</text:p>
        </text:list-item>
        <text:list-item>
          <text:p text:style-name="P26">Menghasilkan gabungan skrip SQL berdasarkan perbedaan skema.</text:p>
        </text:list-item>
        <text:list-item>
          <text:p text:style-name="P31"><text:span text:style-name="T3">Mengunggah perbedaan ke database, dengan eksekusi langkah demi     langkah otomatis.</text:span></text:p>
        </text:list-item>
        <text:list-item>
          <text:p text:style-name="P26">Sinkronkan skema secara offline, yang memberdayakan kerja tim.</text:p>
        </text:list-item>
      </text:list>
      <text:list xml:id="list2630591456" text:style-name="L18">
        <text:list-item>
          <text:p text:style-name="P21">Skrip dan dokumentasi</text:p>
        </text:list-item>
      </text:list>
      <text:list xml:id="list3964850184" text:style-name="L19">
        <text:list-item>
          <text:p text:style-name="P27">Menghasilkan skrip pembuatan skema SQL untuk database apa pun.</text:p>
        </text:list-item>
        <text:list-item>
          <text:p text:style-name="P27">Menghasilkan spesifikasi skema sebagai dokumen HTML.</text:p>
        </text:list-item>
        <text:list-item>
          <text:p text:style-name="P32"><text:span text:style-name="T3">Skema cetak tata letak dengan kontrol presisi pada ukuran cetak aktual, menggunakan fitur </text:span><text:span text:style-name="T4">zoom.</text:span></text:p>
        </text:list-item>
        <text:list-item>
          <text:p text:style-name="P27">Menghasilkan file gambar layout skema, dalam beberapa format (PNG [raster] atau SVG [vektor]).</text:p>
        </text:list-item>
        <text:list-item>
          <text:p text:style-name="P33"><text:span text:style-name="T3">Menyediakan sistem templat basis data, yang memungkinkan untuk     membuat, mengedit, dan memelihara templat basis data.</text:span></text:p>
        </text:list-item>
      </text:list>
      <text:p text:style-name="Standard"><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9:48:57.558813270</meta:creation-date>
    <dc:date>2022-02-23T20:42:27.133988730</dc:date>
    <meta:editing-duration>PT14M30S</meta:editing-duration>
    <meta:editing-cycles>2</meta:editing-cycles>
    <meta:generator>LibreOffice/6.4.7.2$Linux_X86_64 LibreOffice_project/40$Build-2</meta:generator>
    <meta:document-statistic meta:table-count="0" meta:image-count="0" meta:object-count="0" meta:page-count="2" meta:paragraph-count="51" meta:word-count="569" meta:character-count="3914" meta:non-whitespace-character-count="3421"/>
  </office:meta>
</office:document-meta>
</file>